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weight="normal" officeooo:rsid="00037a9c" officeooo:paragraph-rsid="00037a9c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0pt" fo:font-weight="normal" officeooo:rsid="0004c4fd" officeooo:paragraph-rsid="0004c4fd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20pt" fo:font-weight="bold" officeooo:rsid="00018272" officeooo:paragraph-rsid="0001827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Schoolbook L" fo:font-size="11pt" fo:font-weight="normal" officeooo:rsid="00018272" officeooo:paragraph-rsid="00018272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entury Schoolbook L" fo:font-size="11pt" fo:font-weight="normal" officeooo:rsid="0004c4fd" officeooo:paragraph-rsid="0004c4fd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0897b8" officeooo:paragraph-rsid="000897b8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0897b8" officeooo:paragraph-rsid="002b29e8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09ed43" officeooo:paragraph-rsid="0009ed43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2d9054" officeooo:paragraph-rsid="002d9054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2d9054" officeooo:paragraph-rsid="00656961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486337" officeooo:paragraph-rsid="00486337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6bed6c" officeooo:paragraph-rsid="006bed6c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73cbc3" officeooo:paragraph-rsid="0073cbc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6ceffc" officeooo:paragraph-rsid="006ceffc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Century Schoolbook L" fo:font-size="11pt" fo:font-weight="normal" officeooo:rsid="006eda05" officeooo:paragraph-rsid="006eda05" style:font-size-asian="11pt" style:font-weight-asian="normal" style:font-size-complex="11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Century Schoolbook L" fo:font-size="11pt" fo:font-weight="normal" officeooo:rsid="00704764" officeooo:paragraph-rsid="00704764" style:font-size-asian="11pt" style:font-weight-asian="normal" style:font-size-complex="11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Century Schoolbook L" fo:font-size="11pt" fo:font-weight="normal" officeooo:rsid="0070e7b9" officeooo:paragraph-rsid="0070e7b9" style:font-size-asian="11pt" style:font-weight-asian="normal" style:font-size-complex="11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Century Schoolbook L" fo:font-size="11pt" fo:font-weight="normal" officeooo:rsid="00715910" officeooo:paragraph-rsid="00715910" style:font-size-asian="11pt" style:font-weight-asian="normal" style:font-size-complex="11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Century Schoolbook L" fo:font-size="11pt" fo:font-weight="normal" officeooo:rsid="007342e2" officeooo:paragraph-rsid="007342e2" style:font-size-asian="11pt" style:font-weight-asian="normal" style:font-size-complex="11pt" style:font-weight-complex="normal"/>
    </style:style>
    <style:style style:name="T1" style:family="text">
      <style:text-properties officeooo:rsid="0009ed43"/>
    </style:style>
    <style:style style:name="T2" style:family="text">
      <style:text-properties style:font-name="Century Schoolbook L" fo:font-size="11pt" style:font-size-asian="11pt" style:font-size-complex="11pt"/>
    </style:style>
    <style:style style:name="T3" style:family="text">
      <style:text-properties style:font-name="Century Schoolbook L" fo:font-size="11pt" style:text-underline-style="none" style:font-size-asian="11pt" style:font-size-complex="11pt"/>
    </style:style>
    <style:style style:name="T4" style:family="text">
      <style:text-properties officeooo:rsid="002b29e8"/>
    </style:style>
    <style:style style:name="T5" style:family="text">
      <style:text-properties officeooo:rsid="003d9e7c"/>
    </style:style>
    <style:style style:name="T6" style:family="text">
      <style:text-properties officeooo:rsid="003dbcf1"/>
    </style:style>
    <style:style style:name="T7" style:family="text">
      <style:text-properties officeooo:rsid="006f0039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bibur Rahman</text:p>
      <text:p text:style-name="P4">RUET, Rajshahi, Bangladesh</text:p>
      <text:p text:style-name="P1"><text:span text:style-name="T2">Phone: 01739 83 48 66, Email: </text:span><text:a xlink:type="simple" xlink:href="mailto:habib_cse_ruet@yahoo.com" text:style-name="Internet_20_link" text:visited-style-name="Visited_20_Internet_20_Link"><text:span text:style-name="T3">habib_cse_ruet@yahoo.com</text:span></text:a></text:p>
      <text:p text:style-name="P2"><text:span text:style-name="T2">Website: </text:span><text:a xlink:type="simple" xlink:href="http://habib.tech/" text:style-name="Internet_20_link" text:visited-style-name="Visited_20_Internet_20_Link"><text:span text:style-name="T3">http://habib.tech</text:span></text:a></text:p>
      <text:p text:style-name="P5"/>
      <text:p text:style-name="P6"><text:span text:style-name="T1">November 18</text:span>, 20<text:span text:style-name="T1">17</text:span></text:p>
      <text:p text:style-name="P6"/>
      <text:p text:style-name="P8">Sonargaon University</text:p>
      <text:p text:style-name="P7">1<text:span text:style-name="T4">47/I Green Road, Tejgaon,</text:span></text:p>
      <text:p text:style-name="P6"><text:span text:style-name="T1">Dhaka-1215</text:span>, <text:span text:style-name="T1">Bangladesh</text:span></text:p>
      <text:p text:style-name="P6"/>
      <text:p text:style-name="P9">Dear <text:span text:style-name="T6">Registrar</text:span>:</text:p>
      <text:p text:style-name="P9"/>
      <text:p text:style-name="P12">I am writing you to apply for the Lecturer position in Computer Science and Engineering at Sonargaon University announced in the bdjobs.com. I am extremely interested in this position of your university as my commitment to undergraduate education, interest, and experience in academic as well as competitive programming background makes me a terrific fit. </text:p>
      <text:p text:style-name="P10"/>
      <text:p text:style-name="P14">My objective as a teacher is to make the course topics more interesting to students because most of the students are trying to memorizing the topics and a great communication with students to learn about their feedbacks.</text:p>
      <text:p text:style-name="P10"/>
      <text:p text:style-name="P11">Highlights of my qualification includes-</text:p>
      <text:p text:style-name="P11"/>
      <text:list xml:id="list6854410008761244848" text:style-name="L1">
        <text:list-item>
          <text:p text:style-name="P15">Recently completed B. Sc. in Computer Science and Engineering <text:span text:style-name="T7">from</text:span> Rajshahi University of Engineering and Technology, Rajshahi, Bangladesh,</text:p>
        </text:list-item>
        <text:list-item>
          <text:p text:style-name="P16">Four years long competitive programming experience to do good in competitive programming contest as well as in academic,</text:p>
        </text:list-item>
        <text:list-item>
          <text:p text:style-name="P17">Programming Camp instruction experience to teach students programming, algorithms, and data structures more effectively,</text:p>
        </text:list-item>
        <text:list-item>
          <text:p text:style-name="P18">Five software project development experience to teach students developing software from scratch, and</text:p>
        </text:list-item>
        <text:list-item>
          <text:p text:style-name="P19">One academic year research experience in Natural Language Processing and Data Mining &amp; Machine Learning to encourage students about research and higher studies.</text:p>
        </text:list-item>
      </text:list>
      <text:p text:style-name="P9"/>
      <text:p text:style-name="P13">I am very excited about the opportunity of joining at your university, and I am enclosing my curriculum vitae. I will gladly provide any supporting materials upon request. Thank you for your</text:p>
      <text:p text:style-name="P13">consideration and I look forward to hearing from you soon.</text:p>
      <text:p text:style-name="P9"/>
      <text:p text:style-name="P9">Sincerely,</text:p>
      <text:p text:style-name="P9"/>
      <text:p text:style-name="P9"/>
      <text:p text:style-name="P9"/>
      <text:p text:style-name="P9"><text:span text:style-name="T5">(</text:span>Habibur Rahman<text:span text:style-name="T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4:08:24.263505765</meta:creation-date>
    <dc:date>2017-11-16T23:38:04.335385827</dc:date>
    <meta:editing-duration>PT2H40M59S</meta:editing-duration>
    <meta:editing-cycles>97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259" meta:character-count="1754" meta:non-whitespace-character-count="1520"/>
  </office:meta>
</office:document-meta>
</file>